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8pt" style:font-size-asian="18pt" style:font-size-complex="18pt" fo:language="fr" fo:country="FR"/>
    </style:style>
    <style:style style:name="P2"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3" style:parent-style-name="Standard" style:family="paragraph">
      <style:paragraph-properties fo:text-indent="0.4722in">
        <style:tab-stops>
          <style:tab-stop style:type="left" style:position="0in"/>
        </style:tab-stops>
      </style:paragraph-properties>
      <style:text-properties fo:language="fr" fo:country="FR"/>
    </style:style>
    <style:style style:name="P4" style:parent-style-name="Standard" style:family="paragraph">
      <style:paragraph-properties fo:text-indent="0.4722in">
        <style:tab-stops>
          <style:tab-stop style:type="left" style:position="0in"/>
        </style:tab-stops>
      </style:paragraph-properties>
      <style:text-properties fo:language="fr" fo:country="FR"/>
    </style:style>
    <style:style style:name="P5" style:parent-style-name="Standard" style:family="paragraph">
      <style:paragraph-properties fo:text-indent="0.4722in">
        <style:tab-stops>
          <style:tab-stop style:type="left" style:position="0in"/>
        </style:tab-stops>
      </style:paragraph-properties>
      <style:text-properties fo:language="fr" fo:country="FR"/>
    </style:style>
    <style:style style:name="P6"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7" style:parent-style-name="Standard" style:family="paragraph">
      <style:paragraph-properties fo:text-indent="0.4722in">
        <style:tab-stops>
          <style:tab-stop style:type="left" style:position="0in"/>
        </style:tab-stops>
      </style:paragraph-properties>
      <style:text-properties fo:language="fr" fo:country="FR"/>
    </style:style>
    <style:style style:name="P8" style:parent-style-name="Standard" style:family="paragraph">
      <style:paragraph-properties fo:text-indent="0.4722in">
        <style:tab-stops>
          <style:tab-stop style:type="left" style:position="0in"/>
        </style:tab-stops>
      </style:paragraph-properties>
      <style:text-properties fo:language="fr" fo:country="FR"/>
    </style:style>
    <style:style style:name="P9" style:parent-style-name="Standard" style:family="paragraph">
      <style:paragraph-properties fo:text-indent="0.4722in">
        <style:tab-stops>
          <style:tab-stop style:type="left" style:position="0in"/>
        </style:tab-stops>
      </style:paragraph-properties>
      <style:text-properties fo:language="fr" fo:country="FR"/>
    </style:style>
    <style:style style:name="P10"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11" style:parent-style-name="Standard" style:family="paragraph">
      <style:paragraph-properties fo:text-indent="0.4722in">
        <style:tab-stops>
          <style:tab-stop style:type="left" style:position="0in"/>
        </style:tab-stops>
      </style:paragraph-properties>
    </style:style>
    <style:style style:name="T12" style:parent-style-name="Policepardéfaut" style:family="text">
      <style:text-properties fo:language="fr" fo:country="FR"/>
    </style:style>
    <style:style style:name="T13" style:parent-style-name="Policepardéfaut" style:family="text">
      <style:text-properties fo:language="fr" fo:country="FR"/>
    </style:style>
    <style:style style:name="T14" style:parent-style-name="Policepardéfaut" style:family="text">
      <style:text-properties fo:language="fr" fo:country="FR"/>
    </style:style>
    <style:style style:name="T15" style:parent-style-name="Policepardéfaut" style:family="text">
      <style:text-properties fo:language="fr" fo:country="FR"/>
    </style:style>
  </office:automatic-styles>
  <office:body>
    <office:text text:use-soft-page-breaks="true">
      <text:p text:style-name="P1">L’Embuscade</text:p>
      <text:p text:style-name="P2">La Contre-Embuscade:</text:p>
      <text:p text:style-name="P3">La<text:s/>meilleure<text:s/>façon de ne pas tomber dans une embuscade est de savoir ce qui nous attend. Le Plan de défense le plus simple est d’avoir une ou deux<text:s/>personnes<text:s/>devant à 50, 100 mètres devant qui regarde, c’est l’avant garde. Ensuite vient le corps de la patrouille, deux personnes sur les<text:s/>côtés<text:s/>qui vérifie que personne ne se cache sur le bord de chemin, d’autant plus si la bordure est une forêt, et au centre le CP et les patrouillards qui ne composent aucune des trois gardes. En dernier vient l’arrière garde, le second, seul ou avec une autre personne, qui vérifie que personne ne suit.</text:p>
      <text:p text:style-name="P4">La règle d’or de la contre-embuscade est de ne jamais perdre du vue un<text:s/>patrouillard, toute la patrouille voit toute la patrouille. Ainsi, lors des virages la patrouilles se regroupe puis se re-disperse, bien sur l’avant garde sécurise le virage avant que le reste de la patrouille arrive.</text:p>
      <text:p text:style-name="P5"/>
      <text:p text:style-name="P6">Le Verrou :</text:p>
      <text:p text:style-name="P7">Les Embusqués se séparent<text:s/>en deux groupes. Le but est qu’un groupe passe derrière la patrouille qui doit être attaqué. Le groupe devant les attaqués se montre pour faire reculer la patrouille cible. S’ensuit, avec le groupe de derrière, quelques manœuvre pour que la patrouille ciblé fuit par un chemin latéral, chemin qui n’est autre qu’une impasse.</text:p>
      <text:p text:style-name="P8">Si la patrouille ciblé choisi de se battre, alors ceux de derrière fonce discrètement pour les prendre par derrière et éliminer les gros poissons.</text:p>
      <text:p text:style-name="P9"/>
      <text:p text:style-name="P10">Le Harcèlement :</text:p>
      <text:p text:style-name="P11"><text:bookmark-start text:name="_GoBack"/><text:span text:style-name="T12">La patrouille<text:s/></text:span><text:span text:style-name="T13">embusquée</text:span><text:span text:style-name="T14"><text:s/>se divise en groupe de deux. Le but est d’éliminer les personnes difficiles en les prenant par derrière. Ce sont donc des attaques éclairs, où le groupe de deux élimine une personne puis s’enfuit. Quand chaque groupe a fait une attaque, la patrouille se</text:span><text:span text:style-name="T15"><text:s/>rassemble pour finir ce qui reste.</text:span><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ris</meta:initial-creator>
    <dc:creator>Chris</dc:creator>
    <meta:creation-date>2021-06-10T18:51:00Z</meta:creation-date>
    <dc:date>2021-06-11T18:57:00Z</dc:date>
    <meta:template xlink:href="Normal.dotm" xlink:type="simple"/>
    <meta:editing-cycles>2</meta:editing-cycles>
    <meta:editing-duration>PT4740S</meta:editing-duration>
    <meta:document-statistic meta:page-count="1" meta:paragraph-count="3" meta:word-count="269" meta:character-count="1750" meta:row-count="12" meta:non-whitespace-character-count="1484"/>
  </office:meta>
</office:document-meta>
</file>